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7cc7" officeooo:paragraph-rsid="001710c0"/>
    </style:style>
    <style:style style:name="P6" style:family="paragraph" style:parent-style-name="Text_20_body">
      <style:text-properties officeooo:rsid="00157cc7" officeooo:paragraph-rsid="00264796"/>
    </style:style>
    <style:style style:name="P7" style:family="paragraph" style:parent-style-name="Text_20_body">
      <style:text-properties officeooo:rsid="001a1805" officeooo:paragraph-rsid="001a1805"/>
    </style:style>
    <style:style style:name="P8" style:family="paragraph" style:parent-style-name="Text_20_body">
      <style:text-properties officeooo:rsid="001a1805" officeooo:paragraph-rsid="007db977"/>
    </style:style>
    <style:style style:name="P9" style:family="paragraph" style:parent-style-name="Text_20_body">
      <style:text-properties officeooo:rsid="001a9043" officeooo:paragraph-rsid="001a9043"/>
    </style:style>
    <style:style style:name="P10" style:family="paragraph" style:parent-style-name="Text_20_body">
      <style:text-properties officeooo:rsid="001a9cac" officeooo:paragraph-rsid="001a9cac"/>
    </style:style>
    <style:style style:name="P11" style:family="paragraph" style:parent-style-name="Text_20_body">
      <style:text-properties officeooo:rsid="001ba299" officeooo:paragraph-rsid="00200042"/>
    </style:style>
    <style:style style:name="P12" style:family="paragraph" style:parent-style-name="Text_20_body">
      <style:text-properties officeooo:rsid="001ca24c" officeooo:paragraph-rsid="001ca24c"/>
    </style:style>
    <style:style style:name="P13" style:family="paragraph" style:parent-style-name="Text_20_body">
      <style:text-properties officeooo:rsid="00261d16" officeooo:paragraph-rsid="002f5788"/>
    </style:style>
    <style:style style:name="P14" style:family="paragraph" style:parent-style-name="Text_20_body">
      <style:text-properties officeooo:rsid="0029ce5c" officeooo:paragraph-rsid="0029ce5c"/>
    </style:style>
    <style:style style:name="P15" style:family="paragraph" style:parent-style-name="Text_20_body">
      <style:text-properties officeooo:rsid="0029ce5c" officeooo:paragraph-rsid="002ac969"/>
    </style:style>
    <style:style style:name="P16" style:family="paragraph" style:parent-style-name="Text_20_body">
      <style:text-properties officeooo:rsid="0029ce5c" officeooo:paragraph-rsid="0031b5bd"/>
    </style:style>
    <style:style style:name="P17" style:family="paragraph" style:parent-style-name="Text_20_body">
      <style:text-properties officeooo:rsid="002ac969" officeooo:paragraph-rsid="002ac969"/>
    </style:style>
    <style:style style:name="P18" style:family="paragraph" style:parent-style-name="Text_20_body">
      <style:text-properties officeooo:rsid="002ac969" officeooo:paragraph-rsid="00389dd9"/>
    </style:style>
    <style:style style:name="P19" style:family="paragraph" style:parent-style-name="Text_20_body">
      <style:text-properties officeooo:rsid="0030302a" officeooo:paragraph-rsid="0030302a"/>
    </style:style>
    <style:style style:name="P20" style:family="paragraph" style:parent-style-name="Text_20_body">
      <style:text-properties officeooo:rsid="0032c21a" officeooo:paragraph-rsid="0032c21a"/>
    </style:style>
    <style:style style:name="P21" style:family="paragraph" style:parent-style-name="Text_20_body">
      <style:text-properties officeooo:rsid="003a740c" officeooo:paragraph-rsid="003a740c"/>
    </style:style>
    <style:style style:name="P22" style:family="paragraph" style:parent-style-name="Text_20_body">
      <style:text-properties officeooo:rsid="003a740c" officeooo:paragraph-rsid="007f2dd0"/>
    </style:style>
    <style:style style:name="P23" style:family="paragraph" style:parent-style-name="Text_20_body">
      <style:text-properties officeooo:rsid="003b0b7d" officeooo:paragraph-rsid="003b0b7d"/>
    </style:style>
    <style:style style:name="P24" style:family="paragraph" style:parent-style-name="Text_20_body">
      <style:text-properties officeooo:rsid="00200042" officeooo:paragraph-rsid="00200042"/>
    </style:style>
    <style:style style:name="P25" style:family="paragraph" style:parent-style-name="Text_20_body">
      <style:text-properties officeooo:rsid="00389dd9" officeooo:paragraph-rsid="00389dd9"/>
    </style:style>
    <style:style style:name="P26" style:family="paragraph" style:parent-style-name="Text_20_body">
      <style:text-properties officeooo:rsid="003d280e" officeooo:paragraph-rsid="003d280e"/>
    </style:style>
    <style:style style:name="P27" style:family="paragraph" style:parent-style-name="Text_20_body">
      <style:text-properties officeooo:rsid="004094ee" officeooo:paragraph-rsid="004094ee"/>
    </style:style>
    <style:style style:name="P28" style:family="paragraph" style:parent-style-name="Text_20_body">
      <style:text-properties officeooo:rsid="0045ad67" officeooo:paragraph-rsid="0045ad67"/>
    </style:style>
    <style:style style:name="P29" style:family="paragraph" style:parent-style-name="Text_20_body">
      <style:text-properties officeooo:rsid="0049e7b0" officeooo:paragraph-rsid="0049e7b0"/>
    </style:style>
    <style:style style:name="P30" style:family="paragraph" style:parent-style-name="Text_20_body">
      <style:text-properties officeooo:rsid="004b772b" officeooo:paragraph-rsid="004b772b"/>
    </style:style>
    <style:style style:name="P31" style:family="paragraph" style:parent-style-name="Text_20_body">
      <style:text-properties officeooo:rsid="0050e0ad" officeooo:paragraph-rsid="008b736f"/>
    </style:style>
    <style:style style:name="P32" style:family="paragraph" style:parent-style-name="Text_20_body">
      <style:text-properties officeooo:rsid="0035cf30" officeooo:paragraph-rsid="0035cf30"/>
    </style:style>
    <style:style style:name="P33" style:family="paragraph" style:parent-style-name="Text_20_body">
      <style:text-properties officeooo:rsid="005d29d0" officeooo:paragraph-rsid="005d29d0"/>
    </style:style>
    <style:style style:name="P34" style:family="paragraph" style:parent-style-name="Text_20_body">
      <style:text-properties officeooo:rsid="0062d20d" officeooo:paragraph-rsid="0062d20d"/>
    </style:style>
    <style:style style:name="P35" style:family="paragraph" style:parent-style-name="Text_20_body">
      <style:text-properties officeooo:rsid="0063e060" officeooo:paragraph-rsid="0063e060"/>
    </style:style>
    <style:style style:name="P36" style:family="paragraph" style:parent-style-name="Text_20_body">
      <style:text-properties officeooo:rsid="006b35d7" officeooo:paragraph-rsid="006b35d7"/>
    </style:style>
    <style:style style:name="P37" style:family="paragraph" style:parent-style-name="Text_20_body">
      <style:text-properties officeooo:rsid="001876d3" officeooo:paragraph-rsid="001876d3"/>
    </style:style>
    <style:style style:name="P38" style:family="paragraph" style:parent-style-name="Text_20_body">
      <style:text-properties officeooo:rsid="003d6be2" officeooo:paragraph-rsid="003d6be2"/>
    </style:style>
    <style:style style:name="P39" style:family="paragraph" style:parent-style-name="Text_20_body">
      <style:text-properties officeooo:rsid="0076aa30" officeooo:paragraph-rsid="0076aa30"/>
    </style:style>
    <style:style style:name="P40" style:family="paragraph" style:parent-style-name="Text_20_body">
      <style:text-properties officeooo:rsid="002b440d" officeooo:paragraph-rsid="002b440d"/>
    </style:style>
    <style:style style:name="P41" style:family="paragraph" style:parent-style-name="Text_20_body">
      <style:text-properties officeooo:rsid="001675a0" officeooo:paragraph-rsid="007db977"/>
    </style:style>
    <style:style style:name="P42" style:family="paragraph" style:parent-style-name="Text_20_body">
      <style:text-properties officeooo:rsid="001710c0" officeooo:paragraph-rsid="007db977"/>
    </style:style>
    <style:style style:name="P43" style:family="paragraph" style:parent-style-name="Text_20_body">
      <style:text-properties officeooo:rsid="0066bcb3" officeooo:paragraph-rsid="007db977"/>
    </style:style>
    <style:style style:name="P44" style:family="paragraph" style:parent-style-name="Text_20_body">
      <style:text-properties officeooo:rsid="005fbfe7" officeooo:paragraph-rsid="007190ce"/>
    </style:style>
    <style:style style:name="P45" style:family="paragraph" style:parent-style-name="Text_20_body">
      <style:text-properties officeooo:rsid="00264796" officeooo:paragraph-rsid="00264796"/>
    </style:style>
    <style:style style:name="P46" style:family="paragraph" style:parent-style-name="Text_20_body">
      <style:text-properties officeooo:rsid="00264796" officeooo:paragraph-rsid="00883292"/>
    </style:style>
    <style:style style:name="P47" style:family="paragraph" style:parent-style-name="Text_20_body">
      <style:text-properties officeooo:rsid="001189d8" officeooo:paragraph-rsid="001189d8"/>
    </style:style>
    <style:style style:name="P48" style:family="paragraph" style:parent-style-name="Text_20_body">
      <style:text-properties officeooo:paragraph-rsid="00883292"/>
    </style:style>
    <style:style style:name="P49" style:family="paragraph" style:parent-style-name="Text_20_body">
      <style:text-properties officeooo:rsid="005cb377" officeooo:paragraph-rsid="008b736f"/>
    </style:style>
    <style:style style:name="P50" style:family="paragraph" style:parent-style-name="Text_20_body">
      <style:paragraph-properties fo:break-before="page"/>
      <style:text-properties officeooo:rsid="0010606c" officeooo:paragraph-rsid="0010606c"/>
    </style:style>
    <style:style style:name="P51" style:family="paragraph" style:parent-style-name="Title">
      <style:text-properties officeooo:rsid="0010606c" officeooo:paragraph-rsid="0010606c"/>
    </style:style>
    <style:style style:name="P52" style:family="paragraph" style:parent-style-name="Table_20_Contents">
      <style:text-properties officeooo:rsid="001a9043" officeooo:paragraph-rsid="001a9043"/>
    </style:style>
    <style:style style:name="P53" style:family="paragraph" style:parent-style-name="Table_20_Contents">
      <style:text-properties officeooo:rsid="001a9cac" officeooo:paragraph-rsid="001a9cac"/>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3">
      <style:paragraph-properties>
        <style:tab-stops>
          <style:tab-stop style:position="6.3in" style:type="right" style:leader-style="dotted" style:leader-text="."/>
        </style:tab-stops>
      </style:paragraph-properties>
    </style:style>
    <style:style style:name="P57" style:family="paragraph" style:parent-style-name="Text_20_body">
      <style:text-properties officeooo:rsid="009274cd" officeooo:paragraph-rsid="009274cd"/>
    </style:style>
    <style:style style:name="P58" style:family="paragraph" style:parent-style-name="Text_20_body">
      <style:text-properties officeooo:paragraph-rsid="0094a4bb"/>
    </style:style>
    <style:style style:name="P59" style:family="paragraph" style:parent-style-name="Text_20_body">
      <style:text-properties officeooo:rsid="0012acaa" officeooo:paragraph-rsid="00156653"/>
    </style:style>
    <style:style style:name="P60" style:family="paragraph" style:parent-style-name="Text_20_body">
      <style:text-properties officeooo:rsid="00156653" officeooo:paragraph-rsid="00156653"/>
    </style:style>
    <style:style style:name="P61" style:family="paragraph" style:parent-style-name="Text_20_body">
      <style:text-properties officeooo:rsid="00156653" officeooo:paragraph-rsid="009b52f7"/>
    </style:style>
    <style:style style:name="P62" style:family="paragraph" style:parent-style-name="Text_20_body">
      <style:text-properties officeooo:rsid="00156653" officeooo:paragraph-rsid="009d37f3"/>
    </style:style>
    <style:style style:name="P63" style:family="paragraph" style:parent-style-name="Text_20_body">
      <style:text-properties officeooo:rsid="008f9640" officeooo:paragraph-rsid="00a2048e"/>
    </style:style>
    <style:style style:name="P64" style:family="paragraph" style:parent-style-name="Text_20_body">
      <style:text-properties officeooo:rsid="008f9640" officeooo:paragraph-rsid="00a7dac3"/>
    </style:style>
    <style:style style:name="P65" style:family="paragraph" style:parent-style-name="Text_20_body">
      <style:text-properties officeooo:rsid="008f9640" officeooo:paragraph-rsid="00b1262f"/>
    </style:style>
    <style:style style:name="P66" style:family="paragraph" style:parent-style-name="Text_20_body">
      <style:text-properties officeooo:rsid="009a5fc5" officeooo:paragraph-rsid="00a56faf"/>
    </style:style>
    <style:style style:name="P67" style:family="paragraph" style:parent-style-name="Text_20_body">
      <style:text-properties officeooo:rsid="009c1d2c" officeooo:paragraph-rsid="009c1d2c"/>
    </style:style>
    <style:style style:name="P68" style:family="paragraph" style:parent-style-name="Text_20_body">
      <style:text-properties officeooo:rsid="00264796" officeooo:paragraph-rsid="00883292"/>
    </style:style>
    <style:style style:name="P69" style:family="paragraph" style:parent-style-name="Text_20_body">
      <style:text-properties officeooo:paragraph-rsid="00883292"/>
    </style:style>
    <style:style style:name="P70" style:family="paragraph" style:parent-style-name="Text_20_body">
      <style:text-properties officeooo:rsid="004b20f5" officeooo:paragraph-rsid="004b20f5"/>
    </style:style>
    <style:style style:name="P71" style:family="paragraph" style:parent-style-name="Text_20_body">
      <style:text-properties officeooo:rsid="00a7dac3" officeooo:paragraph-rsid="00ac3d4e"/>
    </style:style>
    <style:style style:name="P72" style:family="paragraph" style:parent-style-name="Text_20_body">
      <style:text-properties officeooo:rsid="00b1262f" officeooo:paragraph-rsid="00b1262f"/>
    </style:style>
    <style:style style:name="P73" style:family="paragraph" style:parent-style-name="Heading_20_1">
      <style:text-properties officeooo:rsid="0010606c" officeooo:paragraph-rsid="0010606c"/>
    </style:style>
    <style:style style:name="P74" style:family="paragraph" style:parent-style-name="Heading_20_1">
      <style:text-properties officeooo:rsid="00156653" officeooo:paragraph-rsid="00156653"/>
    </style:style>
    <style:style style:name="P75" style:family="paragraph" style:parent-style-name="Heading_20_1">
      <style:text-properties officeooo:rsid="00157cc7" officeooo:paragraph-rsid="00157cc7"/>
    </style:style>
    <style:style style:name="P76" style:family="paragraph" style:parent-style-name="Heading_20_1">
      <style:text-properties officeooo:rsid="0053ba35" officeooo:paragraph-rsid="0053ba35"/>
    </style:style>
    <style:style style:name="P77" style:family="paragraph" style:parent-style-name="Heading_20_1">
      <style:text-properties officeooo:rsid="00a74eb7" officeooo:paragraph-rsid="00a74eb7"/>
    </style:style>
    <style:style style:name="P78" style:family="paragraph" style:parent-style-name="Heading_20_1">
      <style:paragraph-properties fo:break-before="page"/>
      <style:text-properties officeooo:rsid="00a74eb7" officeooo:paragraph-rsid="00a74eb7"/>
    </style:style>
    <style:style style:name="P79" style:family="paragraph" style:parent-style-name="Heading_20_3">
      <style:text-properties officeooo:rsid="007e4f0a" officeooo:paragraph-rsid="007e4f0a"/>
    </style:style>
    <style:style style:name="P80" style:family="paragraph" style:parent-style-name="Heading_20_2">
      <style:text-properties officeooo:rsid="0050e0ad" officeooo:paragraph-rsid="008b736f"/>
    </style:style>
    <style:style style:name="P81" style:family="paragraph" style:parent-style-name="Heading_20_2">
      <style:text-properties officeooo:rsid="0010606c" officeooo:paragraph-rsid="007db977"/>
    </style:style>
    <style:style style:name="P82" style:family="paragraph" style:parent-style-name="Heading_20_2">
      <style:text-properties officeooo:rsid="001a1805" officeooo:paragraph-rsid="001a1805"/>
    </style:style>
    <style:style style:name="P83" style:family="paragraph" style:parent-style-name="Heading_20_2">
      <style:text-properties officeooo:paragraph-rsid="008110ec"/>
    </style:style>
    <style:style style:name="P84" style:family="paragraph" style:parent-style-name="Heading_20_2">
      <style:text-properties officeooo:rsid="0032c21a" officeooo:paragraph-rsid="0032c21a"/>
    </style:style>
    <style:style style:name="P85" style:family="paragraph" style:parent-style-name="Heading_20_2">
      <style:text-properties officeooo:rsid="007ccd11" officeooo:paragraph-rsid="007ccd11"/>
    </style:style>
    <style:style style:name="T1" style:family="text">
      <style:text-properties officeooo:rsid="0012acaa"/>
    </style:style>
    <style:style style:name="T2" style:family="text">
      <style:text-properties officeooo:rsid="0014b473"/>
    </style:style>
    <style:style style:name="T3" style:family="text">
      <style:text-properties officeooo:rsid="001710c0"/>
    </style:style>
    <style:style style:name="T4" style:family="text">
      <style:text-properties officeooo:rsid="001a1805"/>
    </style:style>
    <style:style style:name="T5" style:family="text">
      <style:text-properties officeooo:rsid="001a9cac"/>
    </style:style>
    <style:style style:name="T6" style:family="text">
      <style:text-properties officeooo:rsid="001ba299"/>
    </style:style>
    <style:style style:name="T7" style:family="text">
      <style:text-properties officeooo:rsid="001ca24c"/>
    </style:style>
    <style:style style:name="T8" style:family="text">
      <style:text-properties officeooo:rsid="0024e125"/>
    </style:style>
    <style:style style:name="T9" style:family="text">
      <style:text-properties officeooo:rsid="002b440d"/>
    </style:style>
    <style:style style:name="T10" style:family="text">
      <style:text-properties officeooo:rsid="002b91f2"/>
    </style:style>
    <style:style style:name="T11" style:family="text">
      <style:text-properties officeooo:rsid="002c8e26"/>
    </style:style>
    <style:style style:name="T12" style:family="text">
      <style:text-properties officeooo:rsid="002f5788"/>
    </style:style>
    <style:style style:name="T13" style:family="text">
      <style:text-properties officeooo:rsid="0031b5bd"/>
    </style:style>
    <style:style style:name="T14" style:family="text">
      <style:text-properties officeooo:rsid="0032c21a"/>
    </style:style>
    <style:style style:name="T15" style:family="text">
      <style:text-properties officeooo:rsid="0033d468"/>
    </style:style>
    <style:style style:name="T16" style:family="text">
      <style:text-properties officeooo:rsid="00368444"/>
    </style:style>
    <style:style style:name="T17" style:family="text">
      <style:text-properties officeooo:rsid="0037c95d"/>
    </style:style>
    <style:style style:name="T18" style:family="text">
      <style:text-properties officeooo:rsid="003d6be2"/>
    </style:style>
    <style:style style:name="T19" style:family="text">
      <style:text-properties officeooo:rsid="003e47a7"/>
    </style:style>
    <style:style style:name="T20" style:family="text">
      <style:text-properties officeooo:rsid="003ed19a"/>
    </style:style>
    <style:style style:name="T21" style:family="text">
      <style:text-properties officeooo:rsid="004100de"/>
    </style:style>
    <style:style style:name="T22" style:family="text">
      <style:text-properties officeooo:rsid="0045ad67"/>
    </style:style>
    <style:style style:name="T23" style:family="text">
      <style:text-properties officeooo:rsid="00529787"/>
    </style:style>
    <style:style style:name="T24" style:family="text">
      <style:text-properties officeooo:rsid="005dcc1d"/>
    </style:style>
    <style:style style:name="T25" style:family="text">
      <style:text-properties officeooo:rsid="005e8bce"/>
    </style:style>
    <style:style style:name="T26" style:family="text">
      <style:text-properties officeooo:rsid="0063e060"/>
    </style:style>
    <style:style style:name="T27" style:family="text">
      <style:text-properties officeooo:rsid="0068ab22"/>
    </style:style>
    <style:style style:name="T28" style:family="text">
      <style:text-properties officeooo:rsid="0070e4ce"/>
    </style:style>
    <style:style style:name="T29" style:family="text">
      <style:text-properties officeooo:rsid="007190ce"/>
    </style:style>
    <style:style style:name="T30" style:family="text">
      <style:text-properties officeooo:rsid="007db977"/>
    </style:style>
    <style:style style:name="T31" style:family="text">
      <style:text-properties fo:background-color="transparent" loext:char-shading-value="0"/>
    </style:style>
    <style:style style:name="T32" style:family="text">
      <style:text-properties officeooo:rsid="0012acaa" fo:background-color="transparent" loext:char-shading-value="0"/>
    </style:style>
    <style:style style:name="T33" style:family="text">
      <style:text-properties officeooo:rsid="0090b930" fo:background-color="transparent" loext:char-shading-value="0"/>
    </style:style>
    <style:style style:name="T34" style:family="text">
      <style:text-properties officeooo:rsid="00913bba" fo:background-color="transparent" loext:char-shading-value="0"/>
    </style:style>
    <style:style style:name="T35" style:family="text">
      <style:text-properties officeooo:rsid="00943314" fo:background-color="transparent" loext:char-shading-value="0"/>
    </style:style>
    <style:style style:name="T36" style:family="text">
      <style:text-properties officeooo:rsid="0094a4bb" fo:background-color="transparent" loext:char-shading-value="0"/>
    </style:style>
    <style:style style:name="T37" style:family="text">
      <style:text-properties officeooo:rsid="0014b473" fo:background-color="transparent" loext:char-shading-value="0"/>
    </style:style>
    <style:style style:name="T38" style:family="text">
      <style:text-properties officeooo:rsid="0090b930"/>
    </style:style>
    <style:style style:name="T39" style:family="text">
      <style:text-properties officeooo:rsid="0094a4bb"/>
    </style:style>
    <style:style style:name="T40" style:family="text">
      <style:text-properties fo:font-variant="small-caps"/>
    </style:style>
    <style:style style:name="T41" style:family="text">
      <style:text-properties fo:font-style="italic"/>
    </style:style>
    <style:style style:name="T42" style:family="text">
      <style:text-properties officeooo:rsid="0095661b"/>
    </style:style>
    <style:style style:name="T43" style:family="text">
      <style:text-properties officeooo:rsid="0097592e"/>
    </style:style>
    <style:style style:name="T44" style:family="text">
      <style:text-properties officeooo:rsid="0098a1bf"/>
    </style:style>
    <style:style style:name="T45" style:family="text">
      <style:text-properties officeooo:rsid="009f2dfb"/>
    </style:style>
    <style:style style:name="T46" style:family="text">
      <style:text-properties officeooo:rsid="00a11b98"/>
    </style:style>
    <style:style style:name="T47" style:family="text">
      <style:text-properties officeooo:rsid="00a1b088"/>
    </style:style>
    <style:style style:name="T48" style:family="text">
      <style:text-properties officeooo:rsid="00a9682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hread-basierte Obfuskation</text:p>
      <text:p text:style-name="P5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4"><text:a xlink:type="simple" xlink:href="#__RefHeading___Toc106_572132446" text:style-name="Index_20_Link" text:visited-style-name="Index_20_Link">Einführung<text:tab/>3</text:a></text:p>
          <text:p text:style-name="P55"><text:a xlink:type="simple" xlink:href="#__RefHeading___Toc391_3558549" text:style-name="Index_20_Link" text:visited-style-name="Index_20_Link">Begriffsdefinitionen<text:tab/>3</text:a></text:p>
          <text:p text:style-name="P54"><text:a xlink:type="simple" xlink:href="#__RefHeading___Toc592_2071505590" text:style-name="Index_20_Link" text:visited-style-name="Index_20_Link">Theorie<text:tab/>5</text:a></text:p>
          <text:p text:style-name="P55"><text:a xlink:type="simple" xlink:href="#__RefHeading___Toc594_2071505590" text:style-name="Index_20_Link" text:visited-style-name="Index_20_Link">Reverse Engineering und Obfuskation<text:tab/>5</text:a></text:p>
          <text:p text:style-name="P55"><text:a xlink:type="simple" xlink:href="#__RefHeading___Toc596_2071505590" text:style-name="Index_20_Link" text:visited-style-name="Index_20_Link">Malware Analyse und Evasion<text:tab/>5</text:a></text:p>
          <text:p text:style-name="P55"><text:a xlink:type="simple" xlink:href="#__RefHeading___Toc598_2071505590" text:style-name="Index_20_Link" text:visited-style-name="Index_20_Link">Ziele und Metriken<text:tab/>5</text:a></text:p>
          <text:p text:style-name="P56"><text:a xlink:type="simple" xlink:href="#__RefHeading___Toc600_2071505590" text:style-name="Index_20_Link" text:visited-style-name="Index_20_Link">Performance<text:tab/>5</text:a></text:p>
          <text:p text:style-name="P56"><text:a xlink:type="simple" xlink:href="#__RefHeading___Toc602_2071505590" text:style-name="Index_20_Link" text:visited-style-name="Index_20_Link">Polymorphie<text:tab/>5</text:a></text:p>
          <text:p text:style-name="P55"><text:a xlink:type="simple" xlink:href="#__RefHeading___Toc614_2071505590" text:style-name="Index_20_Link" text:visited-style-name="Index_20_Link">Entwurfsentscheidungen<text:tab/>6</text:a></text:p>
          <text:p text:style-name="P56"><text:a xlink:type="simple" xlink:href="#__RefHeading___Toc616_2071505590" text:style-name="Index_20_Link" text:visited-style-name="Index_20_Link">LLVM?<text:tab/>7</text:a></text:p>
          <text:p text:style-name="P54"><text:a xlink:type="simple" xlink:href="#__RefHeading___Toc108_572132446" text:style-name="Index_20_Link" text:visited-style-name="Index_20_Link">Implementierung<text:tab/>7</text:a></text:p>
          <text:p text:style-name="P55"><text:a xlink:type="simple" xlink:href="#__RefHeading___Toc59_3312919563" text:style-name="Index_20_Link" text:visited-style-name="Index_20_Link">Einschränkungen<text:tab/>7</text:a></text:p>
          <text:p text:style-name="P55"><text:a xlink:type="simple" xlink:href="#__RefHeading___Toc61_3312919563" text:style-name="Index_20_Link" text:visited-style-name="Index_20_Link">Algorithmus<text:tab/>7</text:a></text:p>
          <text:p text:style-name="P56"><text:a xlink:type="simple" xlink:href="#__RefHeading___Toc63_3312919563" text:style-name="Index_20_Link" text:visited-style-name="Index_20_Link">Initialisierung<text:tab/>7</text:a></text:p>
          <text:p text:style-name="P56"><text:a xlink:type="simple" xlink:href="#__RefHeading___Toc393_3558549" text:style-name="Index_20_Link" text:visited-style-name="Index_20_Link">Datenfluss<text:tab/>9</text:a></text:p>
          <text:p text:style-name="P56"><text:a xlink:type="simple" xlink:href="#__RefHeading___Toc395_3558549" text:style-name="Index_20_Link" text:visited-style-name="Index_20_Link">Synchronisation<text:tab/>10</text:a></text:p>
          <text:p text:style-name="P56"><text:a xlink:type="simple" xlink:href="#__RefHeading___Toc397_3558549" text:style-name="Index_20_Link" text:visited-style-name="Index_20_Link">Relocation<text:tab/>10</text:a></text:p>
          <text:p text:style-name="P56"><text:a xlink:type="simple" xlink:href="#__RefHeading___Toc399_3558549" text:style-name="Index_20_Link" text:visited-style-name="Index_20_Link">Spezialbehandlung: Exception Handling<text:tab/>11</text:a></text:p>
          <text:p text:style-name="P54"><text:a xlink:type="simple" xlink:href="#__RefHeading___Toc65_3312919563" text:style-name="Index_20_Link" text:visited-style-name="Index_20_Link">Ergebnisse<text:tab/>11</text:a></text:p>
          <text:p text:style-name="P55"><text:a xlink:type="simple" xlink:href="#__RefHeading___Toc604_2071505590" text:style-name="Index_20_Link" text:visited-style-name="Index_20_Link">Performance<text:tab/>11</text:a></text:p>
          <text:p text:style-name="P55"><text:a xlink:type="simple" xlink:href="#__RefHeading___Toc606_2071505590" text:style-name="Index_20_Link" text:visited-style-name="Index_20_Link">Obfuskation<text:tab/>11</text:a></text:p>
          <text:p text:style-name="P56"><text:a xlink:type="simple" xlink:href="#__RefHeading___Toc403_3558549" text:style-name="Index_20_Link" text:visited-style-name="Index_20_Link">Obfuskationsmetriken<text:tab/>12</text:a></text:p>
          <text:p text:style-name="P55"><text:a xlink:type="simple" xlink:href="#__RefHeading___Toc608_2071505590" text:style-name="Index_20_Link" text:visited-style-name="Index_20_Link">Malware Evasion<text:tab/>12</text:a></text:p>
          <text:p text:style-name="P55"><text:a xlink:type="simple" xlink:href="#__RefHeading___Toc67_3312919563" text:style-name="Index_20_Link" text:visited-style-name="Index_20_Link">(Manuelles) Reverse Engineering<text:tab/>13</text:a></text:p>
          <text:p text:style-name="P55"><text:a xlink:type="simple" xlink:href="#__RefHeading___Toc69_3312919563" text:style-name="Index_20_Link" text:visited-style-name="Index_20_Link">(Automatisierte) Untersuchung auf bösartiges Verhalten<text:tab/>13</text:a></text:p>
          <text:p text:style-name="P54"><text:a xlink:type="simple" xlink:href="#__RefHeading___Toc71_3312919563" text:style-name="Index_20_Link" text:visited-style-name="Index_20_Link">Diskussion<text:tab/>13</text:a></text:p>
          <text:p text:style-name="P55"><text:a xlink:type="simple" xlink:href="#__RefHeading___Toc618_2071505590" text:style-name="Index_20_Link" text:visited-style-name="Index_20_Link">Vergleich mit ähnlichen Publikationen<text:tab/>14</text:a></text:p>
          <text:p text:style-name="P55"><text:a xlink:type="simple" xlink:href="#__RefHeading___Toc405_3558549" text:style-name="Index_20_Link" text:visited-style-name="Index_20_Link">Weitere Optimierungen<text:tab/>14</text:a></text:p>
          <text:p text:style-name="P55"><text:a xlink:type="simple" xlink:href="#__RefHeading___Toc612_2071505590" text:style-name="Index_20_Link" text:visited-style-name="Index_20_Link">Ansätze für Gegenmaßnahmen<text:tab/>14</text:a></text:p>
          <text:p text:style-name="P54"><text:a xlink:type="simple" xlink:href="#__RefHeading___Toc407_3558549" text:style-name="Index_20_Link" text:visited-style-name="Index_20_Link">Abkürzungsverzeichnis<text:tab/>14</text:a></text:p>
          <text:p text:style-name="P54"><text:a xlink:type="simple" xlink:href="#__RefHeading___Toc409_3558549" text:style-name="Index_20_Link" text:visited-style-name="Index_20_Link">Abbildungsverzeichnis<text:tab/>15</text:a></text:p>
          <text:p text:style-name="P54"><text:a xlink:type="simple" xlink:href="#__RefHeading___Toc411_3558549" text:style-name="Index_20_Link" text:visited-style-name="Index_20_Link">Tabellenverzeichnis<text:tab/>15</text:a></text:p>
          <text:p text:style-name="P54"><text:a xlink:type="simple" xlink:href="#__RefHeading___Toc413_3558549" text:style-name="Index_20_Link" text:visited-style-name="Index_20_Link">Referenzen<text:tab/>15</text:a></text:p>
        </text:index-body>
      </text:table-of-content>
      <text:p text:style-name="P2"/>
      <text:h text:style-name="P78" text:outline-level="1"><text:bookmark-start text:name="__RefHeading___Toc106_572132446"/>Übersicht<text:bookmark-end text:name="__RefHeading___Toc106_572132446"/></text:h>
      <text:p text:style-name="P47">In der Informationstechnologie herrscht ein ständiges “Katz- und Maus”-Spiel zwischen Entwicklern (oder auch “Enginieers”) auf der einen Seite und “Reverse Engineers” auf der anderen Seite. Dabei ist es <text:span text:style-name="T31">unabhängig</text:span>, ob Entwickler nun kommerzielle oder bösartige Absichten verfolgen bzw. “Reverse Engineers” versuchen closed-source Software für illegale Zwecke zu analysieren oder versuchen eine automatische Erkennung von <text:span text:style-name="T38">maliziöser</text:span> Software zu realisieren. <text:span text:style-name="T1">Eine verbreitete Technik die Entwickler nutzen um den “Reverse Engineering”-Prozess zu erschweren, ist die Obfuskation</text:span><text:span text:style-name="T32">. Unter Obfuskation wird „</text:span><text:span text:style-name="T33">die absichtliche Veränderung von Programmcode“ </text:span><text:span text:style-name="T34">[1]</text:span><text:span text:style-name="T33"> zur Verschleierung der konkreten Arbeitsweise eines (Software)-Produkts</text:span><text:span text:style-name="T32"> verstanden</text:span><text:span text:style-name="T1">; </text:span><text:span text:style-name="T32">eine gute Übersicht über die gängig</text:span><text:span text:style-name="T35">st</text:span><text:span text:style-name="T32">en Techniken bietet [</text:span><text:span text:style-name="T36">2</text:span><text:span text:style-name="T32">].</text:span></text:p>
      <text:p text:style-name="P59">In dieser Arbeit wird eine <text:span text:style-name="T42">Methode zur </text:span>Obfuskation von Maschinencode vorgestellt und untersucht. <text:span text:style-name="T42">Hierbei findet eine Verlagerung zusammenhängender Instruktionen in eigenständige Funktionen statt, welche wiederum als Thread aus der ursprünglichen Funktion aufgerufen werden. Die serielle Ausführungreihenfolge wird durch </text:span><text:span text:style-name="T37">entsprechende</text:span><text:span text:style-name="T2"> Synchronisation der einzelnen Threads erreicht. (benign API-Calls?).</text:span></text:p>
      <text:p text:style-name="P3"><text:span text:style-name="T2">Das Ziel dieser Technik ist die Verschleierung des Kontrollflusses eines Programms, sodass</text:span> die <text:span text:style-name="T43">Effektivität der</text:span> statische<text:span text:style-name="T43">n</text:span> sowie dynamische<text:span text:style-name="T43">n</text:span> Analyse <text:span text:style-name="T43">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44">Manuelle Analyseansätze werden durch die zusätzliche Komplexität des Programms erschwert, welche sich durch die Dislokation zusammenhängender Programmteile und der immensen Menge an existierenden Threads auszeichnet. (benign API-Calls?)</text:span></text:p>
      <text:p text:style-name="P67">Im <text:span text:style-name="T45">W</text:span>eiteren wird <text:span text:style-name="T46">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77" text:outline-level="1">Einführung</text:h>
      <text:h text:style-name="Heading_20_2" text:outline-level="2"><text:bookmark-start text:name="__RefHeading___Toc594_2071505590"/>Reverse Engineering und Obfuskation<text:bookmark-end text:name="__RefHeading___Toc594_2071505590"/></text:h>
      <text:p text:style-name="P71">Reverse Engineering zielt auf die Wiedergewinnung der <text:span text:style-name="T48">konkreten Implementierung</text:span> bei Produkten ab, zu welchen keine <text:span text:style-name="T48">Informationen über ihre innere Beschaffenheit vorliegen. Bei den Produkten kann es sich sowohl um Hardware als auch um Software handeln, die Untersuchungen dieser Arbeit beschränken sich jedoch auf letzteres.</text:span></text:p>
      <text:p text:style-name="P71"><text:span text:style-name="T48">Auch hinsichtlich der Form des Softwareprodukts und den Zielen der Analyse existieren weitreichende Unterschiede. Die Software kann als nativer Programmcode vorliegen (also in Maschinen</text:span><text:soft-page-break/><text:span text:style-name="T48">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span></text:p>
      <text:p text:style-name="P72">Maschinencode ist die am schwierigsten zu analysierende Form.</text:p>
      <text:p text:style-name="P65">Verschachtelte Funktionen als Abstraktionsebene zum Verständnis eines Programm</text:p>
      <text:p text:style-name="P72">Ziele…</text:p>
      <text:p text:style-name="P72">Mittel des Reverse Engineering</text:p>
      <text:p text:style-name="P72">Obfuskation...</text:p>
      <text:p text:style-name="P64"/>
      <text:h text:style-name="Heading_20_2" text:outline-level="2"><text:bookmark-start text:name="__RefHeading___Toc596_2071505590"/>Malware Analyse <text:span text:style-name="T28">und Evasion</text:span><text:bookmark-end text:name="__RefHeading___Toc596_2071505590"/></text:h>
      <text:p text:style-name="P36">VORSICHT</text:p>
      <text:p text:style-name="P48">Bei aktuelle Analysetechniken hat die Nutzung von Signaturen aufgrund recht einfacher Techniken zur Umgehung (insbesondere Verschlüsselung und/oder Metamorphie) teilweise stark nachgelassen, auch wenn die Data Section (und insbesondere Strings) zur Klassifizierung als Grundlage weiterhin effektiv sein können. Vorrangig finden jedoch statische und dynamische Verhaltensanalysen Anwendung, wie z.B. Lokalisierung des Decryptors oder Überwachung der System API Aufrufe. Dementsprechend kann es sein, dass eine nicht funktionale, modifizierte Malware als ungefährlich eingestuft wird, da bspw. der Control-Flow-Graph aufgrund eines fehlerhaften Entry Points nicht erstellt werden konnte.</text:p>
      <text:p text:style-name="P48">Aktueller Forschungsgegenstand ist die Untersuchung von Techniken aus dem Bereich des Machine Learnings zur Detektion von Malware, zu welchem es etliche Publikationen gibt, die teilweise auch (nicht-praktische) Spezialfälle abdecken. </text:p>
      <text:h text:style-name="Heading_20_2" text:outline-level="2"><text:bookmark-start text:name="__RefHeading___Toc598_2071505590"/>Ziel<text:span text:style-name="T27">e und Metriken</text:span><text:bookmark-end text:name="__RefHeading___Toc598_2071505590"/></text:h>
      <text:h text:style-name="Heading_20_3" text:outline-level="3"><text:bookmark-start text:name="__RefHeading___Toc600_2071505590"/><text:span text:style-name="T30">P</text:span>erformance<text:bookmark-end text:name="__RefHeading___Toc600_2071505590"/></text:h>
      <text:h text:style-name="Heading_20_3" text:outline-level="3"><text:bookmark-start text:name="__RefHeading___Toc602_2071505590"/>Polymorphie<text:bookmark-end text:name="__RefHeading___Toc602_2071505590"/></text:h>
      <text:p text:style-name="P48">Leider musste ich auch feststellen, dass der Einfluss von Malware Variation durch verschiedene Techniken (auch Kompression als Randaspekt) für die Vermeidung einer Detektion schon in verschiedenen Publikationen untersucht wurde. Die wissenschaftliche Publikation mit der allgemeins<text:soft-page-break/>ten Betrachtung einer solchen Technik für Malware ist MalDiv [5], welche aufbauend auf dem multicompiler (ein wissenschaftliches Projekt zur Software Diversifikation gegen Angriffe, die auf Kenntnisse des binären Layouts von Software basieren) auf Basis der LLVM IR Transformationen zur Diversifikation von Malware durchführt und proklamiert, dass mit dieser Methode die signatur-basierte und ähnlichkeits-basiert Analyse als nicht mehr effektiv betrachtet werden kann. Eine Untersuchung, wie Scanner auf diese Technik reagieren, fand hingegen nicht statt. </text:p>
      <text:p text:style-name="P48">Ein Versuch, das MalDiv open-source Projekt zu compilieren, scheiterte an verschiedenen Hindernisse, dessen Behebung meinen Zeitansatz für die Recherche deutlich überschritten hätten. Zum einen basiert der Code auf einer LLVM Version &lt; 4, welche Schwierigkeiten beim kompilieren mit aktuellen Compilern bereitet (die Testumgebung wurde auf dem OS Ubuntu 14.04 eingerichtet). Zum anderen ist das Projekt ebenfalls nur für ELF-Binaries vorgesehen und erschwert die Untersuchung, da Windows als Zielsystem von Malware Angriffen deutlich umfangreichere Möglichkeiten bietet.</text:p>
      <text:p text:style-name="P48">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h text:style-name="P80" text:outline-level="2">Begriffsdefinitionen</text:h>
      <text:p text:style-name="P31">Da in dieser Arbeit Begriffe häufiger vorkommen, welche im allgemeinen Sprachgebrauch entgegen der gewünschten Bedeutung verstanden werden können, werden diese an dieser Stelle für das bessere Verständnis definiert.</text:p>
      <text:p text:style-name="P31">Parent Function, aufrufdende Funktion, <text:span text:style-name="T23">ursprüngliche funktion, transformierte Funktion</text:span></text:p>
      <text:p text:style-name="P31">aktuelle Funktion, aktueller Basic Block</text:p>
      <text:p text:style-name="P31">Basic Block</text:p>
      <text:p text:style-name="P49">System API Call, Systemaufruf</text:p>
      <text:p text:style-name="P49">Thread (im Kontext betriebssysteme und nicht die wortwörtliche Übersetzung „Faden“ vgl. die refernzarbeit)</text:p>
      <text:p text:style-name="P49">Polymorphie</text:p>
      <text:p text:style-name="P31">…</text:p>
      <text:h text:style-name="P81" text:outline-level="2"><text:bookmark-start text:name="__RefHeading___Toc614_2071505590"/>Entwurfsentscheidungen<text:bookmark-end text:name="__RefHeading___Toc614_2071505590"/></text:h>
      <text:p text:style-name="P41">Die Realisierung <text:span text:style-name="T3">der Obfuksation </text:span>kann auf unterschiedlichen Ebenen erfolgen. <text:span text:style-name="T3">Zum einen ist eine Transformation des Quellcodes eines Programms denkbar, wie z.B. in [AMVG] angewendet. Dies erfordert eine lexikalische Analye des jeweiligen Quellcodes und so müsste für jede Sprache ein ei</text:span><text:soft-page-break/><text:span text:style-name="T3">genen Frontend für diese Analyse implementiert werden. Zudem werden für jede Sprache andere Parallelisierungmethoden angeboten, welche eingesetzt werden.</text:span></text:p>
      <text:p text:style-name="P42">Eine andere Möglichkeit ist die Anwendung der Transformation auf die ausführbare Darstellung. Auch hier müssten unterschliedliche Frontends für die unterschiedlichen Darstellungen implementiert werden, wenn man Beispielsweise generierten nativen Maschinencode und Java Bytecode betrachtet. <text:span text:style-name="T4">Verschiedene Ansätze für Manipulation von nativen, ausführbaren Dateien existieren in der Literatur [], jedoch ist bieten diese keine unlimitierte Transformation an und fallen deshalb für die Anwendung zur Erreichung des Ziels aufgrund des Komplexität weg.</text:span></text:p>
      <text:p text:style-name="P42">Die generischste Lösunge ist die Modifikation von Programmabläufen in einer Zwischensprache. Verschiedene Kompilationsframeworks bieten verschiedene Möglichkeiten. Die für diese Zwecke beste Möglichkeit bietet das LLVM Kompilationsframework wie auch in der Literatur häufig herangezogen [,,,,]. Nicht nur bietet LLVM mehrere Frontends um verschiedene Eingangssprachen in eine allgemeine Zwischensprache (die LLVM Intermediate Representation zu überführen), sondern bietet auch die Tatsache das dieses Open-Source ist und eine Modularität für die Einbringung von Plugins anbietet etliche Vorteile.</text:p>
      <text:p text:style-name="P43">In diesem Zusammenhang wurde ebenfalls die Möglichkeit untersucht, ausführbare Datei in die LLVM IR zurückzuübersetzen: </text:p>
      <text:p text:style-name="P42">Hinsichtlich des Backends müssen jedoch für die jeweilige Platform die entsprechenden Parallelisierungmethoden eingesetzt werden. Parallelisierung wird durch die entsprechenden Aufrufe der System API Calls der jeweiligen Betriebssysteme erreicht. Bei Windows erfolgt das starten eines Threads beispielsweise über die Methode „CreateThread“, wohingegen der Name der vom Linux-Betriebssystems exportierten Methode „pthread_create lautet. Dies ließe sich ggf. durch den Einsatz des C++ Standard Bibliothek generalisieren, jedoch bringt der Einsatz der Standardbibliothek einen nicht zu vernachlässigen Overhead mit sich (u.a. hinsichtlich des Exception Handlings, welches später noch genauer erläutert wird).</text:p>
      <text:p text:style-name="P8">Als Frontend bietet LLVM verschiedene Sprachen an…</text:p>
      <text:h text:style-name="P79" text:outline-level="3"><text:bookmark-start text:name="__RefHeading___Toc616_2071505590"/>LLVM?<text:bookmark-end text:name="__RefHeading___Toc616_2071505590"/></text:h>
      <text:h text:style-name="P73" text:outline-level="1"><text:bookmark-start text:name="__RefHeading___Toc108_572132446"/>Implementierung<text:bookmark-end text:name="__RefHeading___Toc108_572132446"/></text:h>
      <text:p text:style-name="P61">Es erfolgt automatisiert (meines Erachtens am besten bei der Kompilierung durch Nutzung der IR) die Aufspaltung des Kontrollflusses von Software in mehrere Teile (ggf. basic blocks), welche bei Programmstart in beliebiger Reihenfolge als Threads gestartet werden und sich gegenseitig so synchronisieren, dass die eigentliche Ausführungsreihenfolge eingehalten wird. Der Datenfluss müsste in diesem Fall in den globalen Raum verlagert werden. Der Effekt dieser Transformation würde sich dahingehen äußern, dass sich bei der statischen Verhaltensanalyse ohne Kenntnis dieser Methode kein Controlg Flow Graph erstellen ließe. Hinsichtlich der dynamischen Verhaltensanalyse ließe sich relative einfach ein Thread implementieren, der regelmäßig No-Op System API Aufrufe durchführt, um die Überwachung der System API Aufrufe zu überlisten.</text:p>
      <text:h text:style-name="P82" text:outline-level="2"><text:bookmark-start text:name="__RefHeading___Toc59_3312919563"/><text:soft-page-break/>Einschränkungen<text:bookmark-end text:name="__RefHeading___Toc59_3312919563"/></text:h>
      <text:p text:style-name="P7">Wie bereits bei den Entwurfsentscheidungen erläutert, erfolgt eine Einschränkung hinsichtlich der Programmiersprache und der Zielplattform (bzw. Zielbetriebssystems). Zum einen muss werden ledigliche Programmiersprachen die durch das LLVM-Framworke unterstützt werden betrachtet. Zum anderen muss Plattformen müssen Möglichkeiten zur Parallelisierung und Synchronisierung anbieten. </text:p>
      <text:p text:style-name="P37">Dementsprechend werden in dieser Arbeit lediglich <text:span text:style-name="T4">nativ ausführbare Dateien betrachtet und auch lediglich die gängigsten Betriebssysteme Windows und Linux in die Betrachtung einbezogen und somit lediglich „Portable Executable“-Files (Windows) bzw. „ELF“-Files (Linux). Die unterschiedliche Anwendung bestimmter Transformationsschritte wird in der Implementierung durch entsprechendes Preprocessing gelöst.</text:span></text:p>
      <text:p text:style-name="P44"><text:span text:style-name="T29">Weitere </text:span>theoretische erläurterungen (ggf. mit darstellungen)</text:p>
      <text:p text:style-name="P22">Exceptions</text:p>
      <text:p text:style-name="P22">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h text:style-name="Heading_20_2" text:outline-level="2"><text:bookmark-start text:name="__RefHeading___Toc61_3312919563"/>Algorithmus<text:bookmark-end text:name="__RefHeading___Toc61_3312919563"/></text:h>
      <text:p text:style-name="P11"><text:span text:style-name="T4">Der Algorithmus für die Transformation kann grob in fünf (wie viele tatsächlich?) Phasen unterteilt werden</text:span>. In der ersten Phase erfolgt eine Initialisierung der für die Transformation genutzten Bausteine (synonym).</text:p>
      <text:p text:style-name="P24">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p>
      <text:p text:style-name="P24">In der zweiten Phase (umformulieren) wird das vorliegende Module in der LLVM IR analysiert join</text:p>
      <text:h text:style-name="Heading_20_3" text:outline-level="3"><text:bookmark-start text:name="__RefHeading___Toc63_3312919563"/>Initialisierung<text:bookmark-end text:name="__RefHeading___Toc63_3312919563"/></text:h>
      <text:p text:style-name="P9">Abhängig vom Zielbetriebssystem <text:span text:style-name="T8">müssen</text:span> die verschiedenen Bausteine initialisiert <text:span text:style-name="T8">werden</text:span>. Als Bausteine in diesem Sinne sind die Systemfunktionen und Systemtypen der jeweiligen Plattformen zu betrachten. In dieser Arbeit werden wirdDatenfluss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52">Funktion</text:p>
          </table:table-cell>
          <table:table-cell table:style-name="Parallelisierungsprimitve.A1" office:value-type="string">
            <text:p text:style-name="P52">Linux</text:p>
          </table:table-cell>
          <table:table-cell table:style-name="Parallelisierungsprimitve.C1" office:value-type="string">
            <text:p text:style-name="P52">Windows</text:p>
          </table:table-cell>
        </table:table-row>
        <table:table-row>
          <table:table-cell table:style-name="Parallelisierungsprimitve.A2" office:value-type="string">
            <text:p text:style-name="P52">Attribute für die Erstellung von <text:soft-page-break/>Parallelisierungprimitiven</text:p>
          </table:table-cell>
          <table:table-cell table:style-name="Parallelisierungsprimitve.A2" office:value-type="string">
            <text:p text:style-name="P52">pthread_attr_t</text:p>
          </table:table-cell>
          <table:table-cell table:style-name="Parallelisierungsprimitve.C2" office:value-type="string">
            <text:p text:style-name="P52">SECURITY_ATTRIBUTES</text:p>
          </table:table-cell>
        </table:table-row>
        <table:table-row>
          <table:table-cell table:style-name="Parallelisierungsprimitve.A2" office:value-type="string">
            <text:p text:style-name="P52">Erstellung eines Threads</text:p>
          </table:table-cell>
          <table:table-cell table:style-name="Parallelisierungsprimitve.A2" office:value-type="string">
            <text:p text:style-name="P52">pthread_create</text:p>
          </table:table-cell>
          <table:table-cell table:style-name="Parallelisierungsprimitve.C2" office:value-type="string">
            <text:p text:style-name="P52">CreateThread</text:p>
          </table:table-cell>
        </table:table-row>
        <table:table-row>
          <table:table-cell table:style-name="Parallelisierungsprimitve.A2" office:value-type="string">
            <text:p text:style-name="P52">Abtrennung eines Threads</text:p>
          </table:table-cell>
          <table:table-cell table:style-name="Parallelisierungsprimitve.A2" office:value-type="string">
            <text:p text:style-name="P52">pthread_detach</text:p>
          </table:table-cell>
          <table:table-cell table:style-name="Parallelisierungsprimitve.C2" office:value-type="string">
            <text:p text:style-name="P52">CloseHandle</text:p>
          </table:table-cell>
        </table:table-row>
        <table:table-row>
          <table:table-cell table:style-name="Parallelisierungsprimitve.A2" office:value-type="string">
            <text:p text:style-name="P52">Terminierung eines Threads</text:p>
          </table:table-cell>
          <table:table-cell table:style-name="Parallelisierungsprimitve.A2" office:value-type="string">
            <text:p text:style-name="P52">pthread_cancel</text:p>
          </table:table-cell>
          <table:table-cell table:style-name="Parallelisierungsprimitve.C2" office:value-type="string">
            <text:p text:style-name="P52">TerminateThread</text:p>
          </table:table-cell>
        </table:table-row>
        <table:table-row>
          <table:table-cell table:style-name="Parallelisierungsprimitve.A2" office:value-type="string">
            <text:p text:style-name="P52">Synchronisation mit einem Thread</text:p>
          </table:table-cell>
          <table:table-cell table:style-name="Parallelisierungsprimitve.A2" office:value-type="string">
            <text:p text:style-name="P52">p<text:span text:style-name="T5">th</text:span>r<text:span text:style-name="T5">e</text:span>ad_join</text:p>
          </table:table-cell>
          <table:table-cell table:style-name="Parallelisierungsprimitve.C2" office:value-type="string">
            <text:p text:style-name="P52">WaitForSingleObject</text:p>
          </table:table-cell>
        </table:table-row>
        <table:table-row>
          <table:table-cell table:style-name="Parallelisierungsprimitve.A2" office:value-type="string">
            <text:p text:style-name="P52">Semaphore</text:p>
          </table:table-cell>
          <table:table-cell table:style-name="Parallelisierungsprimitve.A2" office:value-type="string">
            <text:p text:style-name="P52">sem_t</text:p>
          </table:table-cell>
          <table:table-cell table:style-name="Parallelisierungsprimitve.C2" office:value-type="string">
            <text:p text:style-name="P52">-</text:p>
          </table:table-cell>
        </table:table-row>
        <table:table-row>
          <table:table-cell table:style-name="Parallelisierungsprimitve.A2" office:value-type="string">
            <text:p text:style-name="P52">Erstellung eines Semaphores</text:p>
          </table:table-cell>
          <table:table-cell table:style-name="Parallelisierungsprimitve.A2" office:value-type="string">
            <text:p text:style-name="P52">sem_init</text:p>
          </table:table-cell>
          <table:table-cell table:style-name="Parallelisierungsprimitve.C2" office:value-type="string">
            <text:p text:style-name="P52">CreateSemaphoreA</text:p>
          </table:table-cell>
        </table:table-row>
        <table:table-row>
          <table:table-cell table:style-name="Parallelisierungsprimitve.A2" office:value-type="string">
            <text:p text:style-name="P52">Freigeben eines Semaphores</text:p>
          </table:table-cell>
          <table:table-cell table:style-name="Parallelisierungsprimitve.A2" office:value-type="string">
            <text:p text:style-name="P52">sem_post</text:p>
          </table:table-cell>
          <table:table-cell table:style-name="Parallelisierungsprimitve.C2" office:value-type="string">
            <text:p text:style-name="P52">ReleaseSemaphore</text:p>
          </table:table-cell>
        </table:table-row>
        <table:table-row>
          <table:table-cell table:style-name="Parallelisierungsprimitve.A2" office:value-type="string">
            <text:p text:style-name="P53"><text:span text:style-name="T7">Sperren</text:span> eines Semaphores</text:p>
          </table:table-cell>
          <table:table-cell table:style-name="Parallelisierungsprimitve.A2" office:value-type="string">
            <text:p text:style-name="P53">sem_wait</text:p>
          </table:table-cell>
          <table:table-cell table:style-name="Parallelisierungsprimitve.C2" office:value-type="string">
            <text:p text:style-name="P53">WaitForSingleObject</text:p>
          </table:table-cell>
        </table:table-row>
        <table:table-row>
          <table:table-cell table:style-name="Parallelisierungsprimitve.A2" office:value-type="string">
            <text:p text:style-name="P53">Freigeben eines Semaphores</text:p>
          </table:table-cell>
          <table:table-cell table:style-name="Parallelisierungsprimitve.A2" office:value-type="string">
            <text:p text:style-name="P53">sem_destroy</text:p>
          </table:table-cell>
          <table:table-cell table:style-name="Parallelisierungsprimitve.C2" office:value-type="string">
            <text:p text:style-name="P53">CloseHandle</text:p>
          </table:table-cell>
        </table:table-row>
      </table:table>
      <text:p text:style-name="P9"/>
      <text:p text:style-name="P10">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0">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dem aufrufenden Thread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6">und der Synchronisierung mit diesen </text:span>um <text:span text:style-name="T6">ebendiesen Fall zu vermeiden.</text:span></text:p>
      <text:p text:style-name="P12">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Heading_20_3" text:outline-level="3"><text:bookmark-start text:name="__RefHeading___Toc393_3558549"/><text:soft-page-break/>Datenfluss<text:bookmark-end text:name="__RefHeading___Toc393_3558549"/></text:h>
      <text:p text:style-name="P13">In dieser Phase wird eine Globalisierung des Datenflusses d<text:span text:style-name="T10">u</text:span>rchgeführt, d.h. lokale <text:span text:style-name="T11">Identifier (Übersetzung)</text:span> werden in den globalen Kontext verschoben.<text:span text:style-name="T12">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19">function / bitcast address auf stack? (check in string obfuscation)</text:p>
      <text:p text:style-name="P19">Das bedeutet, dass der Wert des Identifiers <text:span text:style-name="T13">in verschiedenen Speicher verwaltet werden kann, ohne dass der Programmierer uneingeschränkten Einfluss auf die Tatsächliche Handhabung hat.</text:span></text:p>
      <text:p text:style-name="P15">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7">Die Transformation gestaltet sich wie folgt: Zuerst wird eine globale Variable für <text:span text:style-name="T14">den</text:span> betrachtete<text:span text:style-name="T14">n</text:span> lokale<text:span text:style-name="T14">n</text:span> <text:span text:style-name="T14">Identifier</text:span> <text:span text:style-name="T9">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6">In der Implementierung für diese Arbeit wurde die Verlagerung des Datenflusses insofern optimiert, dass lokale Variablen nur globalisiert (google) werden, wenn diese auch in anderen Basic Blocks verwendet werden und somit die Auslagerung erforderlich wird.</text:p>
      <text:p text:style-name="P18">Eine besondere Behandlung erfahren PHI Nodes, <text:span text:style-name="T17">Stack-Allokations-Instruktionen (Instruktionen/Instructions) </text:span>und Return-Instructions:</text:p>
      <text:p text:style-name="P25">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5">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3"><text:soft-page-break/>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3" text:outline-level="3"><text:bookmark-start text:name="__RefHeading___Toc395_3558549"/>Synchronisation<text:bookmark-end text:name="__RefHeading___Toc395_3558549"/></text:h>
      <text:p text:style-name="P26">Die Synchronisation wird umgesetzt, indem für jeden Basic Block (mit Ausnahme des ersten Basic Blocks der zur transformierenden Funktion) ein <text:span text:style-name="T18">globales </text:span>Semaphore in <text:span text:style-name="T18">der</text:span> <text:span text:style-name="T18">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20">(synonym?) </text:span>Semaphore freigibt. <text:span text:style-name="T22">Dies wird realisiert, indem für den zu betrachtenden Basic Block Nachfolger ein neuer Basic Block mit dieser Funktionalität erstellt wird und der in der Branch-Instruktion registrierte Nachfolger durch den neuen Basic Block ersetzt wird.</text:span></text:p>
      <text:p text:style-name="P27">Handelt es sich bei der letzten Instruktion eines Basic Blocks um <text:span text:style-name="T21">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7">Exceptions??</text:p>
      <text:h text:style-name="Heading_20_3" text:outline-level="3"><text:bookmark-start text:name="__RefHeading___Toc397_3558549"/>Relocation<text:bookmark-end text:name="__RefHeading___Toc397_3558549"/></text:h>
      <text:p text:style-name="P28">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p>
      <text:p text:style-name="P34">Im Anschluss an der Wartepunkt der aufrufenden Funktion, welcher durch einen Basic Block freigegeben wird, welcher in der ursprünglichen Funktion zum Return geführt hätte, werden die allokierten Ressourcen freigegeben, um einen Overflow (anderes Wort) zu vermeiden <text:span text:style-name="T26">(siehe auch oben)</text:span>. <text:span text:style-name="T26">Konkret bedeutet dies für jeden Thread den Aufruf der Systemfunktion zur Terminierung und zur Synchronisierung (join?? | was die Freigabe der Ressourcen beinhaltet) und für jedes Semaphore den Aufruf der Systemfunktion zur Freigabe.</text:span></text:p>
      <text:p text:style-name="P35">Abschließend wird noch der Rückgabewert aus der hierfür erstellen globalen Variable geladen und an die aufrufende Funktion zurückgegeben.</text:p>
      <text:p text:style-name="P70"><text:soft-page-break/>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5">(Shuffled?)</text:span></text:p>
      <text:p text:style-name="P66">funktionen shuffeln um schlechter faden zu erkennen?</text:p>
      <text:h text:style-name="Heading_20_3" text:outline-level="3"><text:bookmark-start text:name="__RefHeading___Toc399_3558549"/>Spezialbehandlung: Exception Handling<text:bookmark-end text:name="__RefHeading___Toc399_3558549"/></text:h>
      <text:p text:style-name="P28">Personality Function, Runtime, Windows, landin pad invoke, catchpad …</text:p>
      <text:p text:style-name="P29">check das komplette file auf diese spezialbehandlungen !</text:p>
      <text:p text:style-name="P21"/>
      <text:h text:style-name="P74" text:outline-level="1"><text:bookmark-start text:name="__RefHeading___Toc65_3312919563"/>Ergebnisse<text:bookmark-end text:name="__RefHeading___Toc65_3312919563"/></text:h>
      <text:p text:style-name="P30">CheckIfLoop depth konfiguration</text:p>
      <text:p text:style-name="P38">Allgemeine disassembly bilder der transformation <text:span text:style-name="T19">(bzip2)</text:span></text:p>
      <text:p text:style-name="P38">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39">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text:soft-page-break/>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40">Check die literatur zur reference implenentierung []</text:p>
      <text:h text:style-name="Heading_20_2" text:outline-level="2"><text:bookmark-start text:name="__RefHeading___Toc608_2071505590"/>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48">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48">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text:soft-page-break/>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Manuelles) Reverse Engineering<text:bookmark-end text:name="__RefHeading___Toc67_3312919563"/></text:h>
      <text:p text:style-name="P7">Für die Prüfung, welche wie sich der Transformationsprozess auf (manuelle) Reverse Engineering Vorgänge auswirkt wurde das gängige (synonyme für gängige) Reverse Engineering Tool Ghidra verwendet.</text:p>
      <text:p text:style-name="P14">Bilder</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h text:style-name="Heading_20_1" text:outline-level="1">automatic obfuscation reversing</text:h>
      <text:p text:style-name="P63">Größerer teil am schluss zu automatic obfuscation reversing <text:span text:style-name="T47">(nicht möglich wie in [] vorgestellt)</text:span></text:p>
      <text:h text:style-name="P75" text:outline-level="1"><text:bookmark-start text:name="__RefHeading___Toc71_3312919563"/>Diskussion<text:bookmark-end text:name="__RefHeading___Toc71_3312919563"/></text:h>
      <text:p text:style-name="P6">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5">Es könnte bei zu hoher Ressourcen-Nutzung zu Fehlern kommen (wie im Abschnitt Algorithmus beschrieben). <text:span text:style-name="T5">Gegenmaßnahmen könnten beispielsweise durch vorherigen Analyse durch das Trans</text:span><text:soft-page-break/><text:span text:style-name="T5">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45">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83" text:outline-level="2"><text:bookmark-start text:name="__RefHeading___Toc618_2071505590"/>Vergleich mit ähnlichen Publikationen<text:bookmark-end text:name="__RefHeading___Toc618_2071505590"/></text:h>
      <text:p text:style-name="P46">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46">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62">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h text:style-name="P84" text:outline-level="2"><text:bookmark-start text:name="__RefHeading___Toc405_3558549"/>Weitere Optimierungen<text:bookmark-end text:name="__RefHeading___Toc405_3558549"/></text:h>
      <text:p text:style-name="P20">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5">r</text:span>suchen???)</text:p>
      <text:p text:style-name="P20">Auch blöcke von oben hierher verlagern</text:p>
      <text:p text:style-name="P20">um das mehrfache laden von identifiern zu vermeiden, kann anstatt wie beschrieben inm abschnitt algorithmus, das laden der globalen variablen nur einmal am anfang der funktion durchgeführt wer<text:soft-page-break/>den und alle nutzen mit diesem einen identifier ersetzt werden. Beispiel? Wurde in der implementierung aufgrund höherer komplexität nicht angewendet, </text:p>
      <text:h text:style-name="P85" text:outline-level="2"><text:bookmark-start text:name="__RefHeading___Toc612_2071505590"/>Ansätze für Gegenmaßnahmen<text:bookmark-end text:name="__RefHeading___Toc612_2071505590"/></text:h>
      <text:p text:style-name="P20"/>
      <text:p text:style-name="P32">TODO: <text:span text:style-name="T16">komplexe Beschreibungen graphisch darstellen</text:span>? → jemanden lesen lassen</text:p>
      <text:h text:style-name="P76" text:outline-level="1"><text:bookmark-start text:name="__RefHeading___Toc407_3558549"/>Abkürzungsverzeichnis<text:bookmark-end text:name="__RefHeading___Toc407_3558549"/></text:h>
      <text:p text:style-name="P33">API<text:line-break/><text:span text:style-name="T24">LLVM<text:line-break/>IR</text:span></text:p>
      <text:h text:style-name="P76" text:outline-level="1"><text:bookmark-start text:name="__RefHeading___Toc409_3558549"/>Abbildungsverzeichnis<text:bookmark-end text:name="__RefHeading___Toc409_3558549"/></text:h>
      <text:h text:style-name="P76" text:outline-level="1"><text:bookmark-start text:name="__RefHeading___Toc411_3558549"/>Tabellenverzeichnis<text:bookmark-end text:name="__RefHeading___Toc411_3558549"/></text:h>
      <text:h text:style-name="P76" text:outline-level="1"><text:bookmark-start text:name="__RefHeading___Toc413_3558549"/>Referenzen<text:bookmark-end text:name="__RefHeading___Toc413_3558549"/></text:h>
      <text:p text:style-name="P57">1. <text:a xlink:type="simple" xlink:href="https://de.wikipedia.org/wiki/Obfuskation_(Software" text:style-name="Internet_20_link" text:visited-style-name="Visited_20_Internet_20_Link">https://de.wikipedia.org/wiki/Obfuskation_(Software</text:a>), letzter Zugriff 21.02.2021</text:p>
      <text:p text:style-name="P58"><text:span text:style-name="T39">2. </text:span><text:span text:style-name="T40">Collberg</text:span>, Christian ; <text:span text:style-name="T40">Thomborson</text:span>, Clark ; <text:span text:style-name="T40">Low</text:span>, Douglas ; <text:span text:style-name="T40">Department of Computer Sciences, The University of Auckland</text:span> (Hrsg.): <text:span text:style-name="T41">A Taxonomy of Obfuscating Transformations</text:span>. 148, 1997</text:p>
      <text:p text:style-name="P58"/>
      <text:p text:style-name="P58"><text:a xlink:type="simple" xlink:href="https://de.wikipedia.org/wiki/Reverse_Engineering" text:style-name="Internet_20_link" text:visited-style-name="Visited_20_Internet_20_Link">https://de.wikipedia.org/wiki/Reverse_Engineering</text:a></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21T12:06:03.291196235</dc:date>
    <meta:editing-duration>PT5H40M11S</meta:editing-duration>
    <meta:editing-cycles>141</meta:editing-cycles>
    <meta:generator>LibreOffice/6.0.7.3$Linux_X86_64 LibreOffice_project/00m0$Build-3</meta:generator>
    <meta:print-date>2021-02-16T18:11:40.248129749</meta:print-date>
    <meta:document-statistic meta:table-count="1" meta:image-count="0" meta:object-count="0" meta:page-count="15" meta:paragraph-count="199" meta:word-count="4542" meta:character-count="35622" meta:non-whitespace-character-count="31270"/>
  </office:meta>
</office:document-meta>
</file>